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border-line-width-bottom="0.0346in 0.0138in 0.0138in" fo:padding="0.0291in" fo:border-left="none" fo:border-right="none" fo:border-top="none" fo:border-bottom="4.51pt double #000000" style:join-border="false"/>
      <style:text-properties style:font-name="DejaVu Sans Mono" fo:font-size="11pt" fo:language="en" fo:country="US" officeooo:paragraph-rsid="000a2f1b" style:font-name-asian="DejaVu Sans Mono" style:font-size-asian="11pt" style:language-asian="en" style:country-asian="GB" style:font-name-complex="DejaVu Sans Mono" style:font-size-complex="11pt" style:language-complex="en" style:country-complex="GB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11pt" fo:language="en" fo:country="US" officeooo:paragraph-rsid="000a2f1b" style:font-name-asian="DejaVu Sans Mono" style:font-size-asian="11pt" style:language-asian="en" style:country-asian="GB" style:font-name-complex="DejaVu Sans Mono" style:font-size-complex="11pt" style:language-complex="en" style:country-complex="GB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16pt" fo:language="en" fo:country="US" fo:font-weight="bold" officeooo:paragraph-rsid="000a2f1b" style:font-name-asian="DejaVu Sans Mono" style:font-size-asian="16pt" style:language-asian="en" style:country-asian="GB" style:font-weight-asian="bold" style:font-name-complex="DejaVu Sans Mono" style:font-size-complex="16pt" style:language-complex="en" style:country-complex="GB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16pt" fo:language="en" fo:country="US" fo:font-weight="bold" officeooo:rsid="000a2f1b" officeooo:paragraph-rsid="000a2f1b" style:font-name-asian="DejaVu Sans Mono" style:font-size-asian="16pt" style:language-asian="en" style:country-asian="GB" style:font-weight-asian="bold" style:font-name-complex="DejaVu Sans Mono" style:font-size-complex="16pt" style:language-complex="en" style:country-complex="GB" style:font-weight-complex="bold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fo:font-weight="bold" officeooo:paragraph-rsid="000a2f1b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fo:font-weight="bold" officeooo:paragraph-rsid="0012757a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fo:font-weight="bold" officeooo:paragraph-rsid="0016e28f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Liberation Sans" fo:font-size="11pt" fo:language="en" fo:country="US" fo:font-weight="bold" officeooo:rsid="0012757a" officeooo:paragraph-rsid="000a2f1b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10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style:font-name="Liberation Sans" fo:language="en" fo:country="US" fo:font-weight="bold" officeooo:rsid="0012757a" officeooo:paragraph-rsid="000a2f1b" style:font-weight-asian="bold" style:font-weight-complex="bold"/>
    </style:style>
    <style:style style:name="P11" style:family="paragraph" style:parent-style-name="Text_20_body">
      <style:text-properties style:font-name="Liberation Sans" fo:language="en" fo:country="US" fo:font-weight="bold" style:font-weight-asian="bold" style:font-weight-complex="bold"/>
    </style:style>
    <style:style style:name="P12" style:family="paragraph" style:parent-style-name="Text_20_body">
      <style:text-properties style:font-name="Liberation Sans" fo:language="en" fo:country="US" fo:font-weight="bold" officeooo:paragraph-rsid="000a2f1b" style:font-weight-asian="bold" style:font-weight-complex="bold"/>
    </style:style>
    <style:style style:name="P13" style:family="paragraph" style:parent-style-name="Text_20_body">
      <style:text-properties style:font-name="Liberation Sans" fo:language="en" fo:country="US" fo:font-weight="bold" officeooo:rsid="0013c626" officeooo:paragraph-rsid="0013c626" style:font-weight-asian="bold" style:font-weight-complex="bold"/>
    </style:style>
    <style:style style:name="P14" style:family="paragraph" style:parent-style-name="Text_20_body">
      <style:text-properties fo:language="en" fo:country="US" officeooo:rsid="000a2f1b"/>
    </style:style>
    <style:style style:name="P15" style:family="paragraph" style:parent-style-name="Text_20_body">
      <style:text-properties fo:language="en" fo:country="US" officeooo:rsid="0012757a" officeooo:paragraph-rsid="001af431"/>
    </style:style>
    <style:style style:name="P16" style:family="paragraph" style:parent-style-name="Text_20_body">
      <style:text-properties fo:color="#000000" style:font-name="Liberation Sans" fo:language="en" fo:country="US" fo:font-weight="bold" officeooo:rsid="0012757a" officeooo:paragraph-rsid="0012757a" style:font-weight-asian="bold" style:font-weight-complex="bold"/>
    </style:style>
    <style:style style:name="P17" style:family="paragraph" style:parent-style-name="Text_20_body">
      <style:paragraph-properties fo:padding="0.0291in" fo:border-left="none" fo:border-right="none" fo:border-top="none" fo:border-bottom="0.99pt solid #000000" style:join-border="false"/>
      <style:text-properties style:font-name="Liberation Sans" fo:language="en" fo:country="US" fo:font-weight="normal" style:font-weight-asian="normal" style:font-weight-complex="normal"/>
    </style:style>
    <style:style style:name="P18" style:family="paragraph" style:parent-style-name="Text_20_body">
      <style:paragraph-properties fo:break-before="page"/>
      <style:text-properties fo:color="#000000" style:font-name="Liberation Sans" fo:language="en" fo:country="US" fo:font-weight="bold" officeooo:rsid="0012757a" officeooo:paragraph-rsid="0013c626" style:font-weight-asian="bold" style:font-weight-complex="bold"/>
    </style:style>
    <style:style style:name="P19" style:family="paragraph" style:parent-style-name="Text_20_body">
      <style:paragraph-properties fo:break-before="page"/>
      <style:text-properties style:font-name="Liberation Sans" fo:language="en" fo:country="US" fo:font-weight="bold" officeooo:rsid="0012757a" officeooo:paragraph-rsid="001af431" style:font-weight-asian="bold" style:font-weight-complex="bold"/>
    </style:style>
    <style:style style:name="P20" style:family="paragraph" style:parent-style-name="Text_20_body">
      <style:paragraph-properties fo:break-before="page"/>
      <style:text-properties style:font-name="Liberation Sans" fo:language="en" fo:country="US" fo:font-weight="bold" officeooo:paragraph-rsid="0013c626" style:font-weight-asian="bold" style:font-weight-complex="bold"/>
    </style:style>
    <style:style style:name="P2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fo:font-weight="bold" officeooo:paragraph-rsid="001cb0cd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22" style:family="paragraph" style:parent-style-name="Text_20_body" style:list-style-name="L1">
      <style:text-properties officeooo:paragraph-rsid="0012757a"/>
    </style:style>
    <style:style style:name="P23" style:family="paragraph" style:parent-style-name="Text_20_body" style:list-style-name="L1">
      <style:text-properties style:font-name="Liberation Sans" fo:language="en" fo:country="US" fo:font-weight="bold" officeooo:rsid="000be39a" officeooo:paragraph-rsid="000be39a" style:font-weight-asian="bold" style:font-weight-complex="bold"/>
    </style:style>
    <style:style style:name="P24" style:family="paragraph" style:parent-style-name="Text_20_body" style:list-style-name="L1">
      <style:text-properties style:font-name="Liberation Sans" fo:language="en" fo:country="US" fo:font-weight="bold" officeooo:paragraph-rsid="000a2f1b" style:font-weight-asian="bold" style:font-weight-complex="bold"/>
    </style:style>
    <style:style style:name="P25" style:family="paragraph" style:parent-style-name="Text_20_body">
      <style:text-properties fo:color="#000000" style:font-name="Liberation Sans" fo:font-size="11pt" fo:language="en" fo:country="US" fo:font-weight="bold" officeooo:rsid="0012757a" officeooo:paragraph-rsid="001cb0cd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26" style:family="paragraph" style:parent-style-name="Text_20_body">
      <style:text-properties fo:color="#000000" style:font-name="Liberation Sans" fo:language="en" fo:country="US" fo:font-weight="bold" officeooo:rsid="0012757a" officeooo:paragraph-rsid="0012757a" style:font-weight-asian="bold" style:font-weight-complex="bold"/>
    </style:style>
    <style:style style:name="P27" style:family="paragraph" style:parent-style-name="Text_20_body">
      <style:paragraph-properties fo:break-before="page"/>
      <style:text-properties fo:language="en" fo:country="US" officeooo:rsid="0012757a" officeooo:paragraph-rsid="001cb0cd"/>
    </style:style>
    <style:style style:name="P28" style:family="paragraph" style:parent-style-name="Heading_20_2">
      <style:paragraph-properties fo:text-align="center" style:justify-single-word="false"/>
      <style:text-properties style:font-name="Liberation Sans" fo:language="en" fo:country="US" fo:font-weight="bold" officeooo:paragraph-rsid="000a2f1b" style:font-weight-asian="bold" style:font-weight-complex="bold"/>
    </style:style>
    <style:style style:name="T1" style:family="text">
      <style:text-properties officeooo:rsid="00109004"/>
    </style:style>
    <style:style style:name="T2" style:family="text">
      <style:text-properties fo:color="#000000" style:font-name="Liberation Sans" fo:language="en" fo:country="US" fo:font-weight="bold" officeooo:rsid="000be39a" style:font-weight-asian="bold" style:font-weight-complex="bold"/>
    </style:style>
    <style:style style:name="T3" style:family="text">
      <style:text-properties fo:color="#000000" style:font-name="Liberation Sans" fo:font-weight="bold" style:font-weight-asian="bold" style:font-weight-complex="bold"/>
    </style:style>
    <style:style style:name="T4" style:family="text">
      <style:text-properties fo:color="#000000" style:font-name="Liberation Sans" fo:font-weight="bold" officeooo:rsid="0013c626" style:font-weight-asian="bold" style:font-weight-complex="bold"/>
    </style:style>
    <style:style style:name="T5" style:family="text">
      <style:text-properties fo:color="#000000" style:font-name="Liberation Sans" fo:font-weight="bold" officeooo:rsid="001af431" style:font-weight-asian="bold" style:font-weight-complex="bold"/>
    </style:style>
    <style:style style:name="T6" style:family="text">
      <style:text-properties fo:color="#000000" style:font-name="Liberation Sans" fo:font-weight="bold" officeooo:rsid="001cb0cd" style:font-weight-asian="bold" style:font-weight-complex="bold"/>
    </style:style>
    <style:style style:name="T7" style:family="text">
      <style:text-properties fo:color="#000000" officeooo:rsid="0012757a"/>
    </style:style>
    <style:style style:name="T8" style:family="text">
      <style:text-properties fo:color="#000000" officeooo:rsid="0013c626"/>
    </style:style>
    <style:style style:name="T9" style:family="text">
      <style:text-properties fo:color="#000000" officeooo:rsid="001af431"/>
    </style:style>
    <style:style style:name="T10" style:family="text">
      <style:text-properties fo:color="#000000" style:font-name="Courier" officeooo:rsid="001af431"/>
    </style:style>
    <style:style style:name="T11" style:family="text">
      <style:text-properties fo:color="#000000" style:font-name="Courier" fo:font-weight="bold" officeooo:rsid="001af431" style:font-weight-asian="bold" style:font-weight-complex="bold"/>
    </style:style>
    <style:style style:name="T12" style:family="text">
      <style:text-properties style:font-name="Liberation Sans" fo:language="en" fo:country="US" fo:font-weight="bold" officeooo:rsid="000be39a" style:font-weight-asian="bold" style:font-weight-complex="bold"/>
    </style:style>
    <style:style style:name="T13" style:family="text">
      <style:text-properties officeooo:rsid="0013c626"/>
    </style:style>
    <style:style style:name="T14" style:family="text">
      <style:text-properties officeooo:rsid="001af4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4">INTRODUCTION TO MACHINE LEARNING</text:p>
      <text:p text:style-name="P5">(NPFL054)</text:p>
      <text:p text:style-name="P5">A template for Homework #<text:span text:style-name="T1">2</text:span></text:p>
      <text:p text:style-name="P2"/>
      <text:h text:style-name="P28" text:outline-level="2"/>
      <text:p text:style-name="P11">Name:</text:p>
      <text:p text:style-name="P11">School year: </text:p>
      <text:p text:style-name="P17"/>
      <text:p text:style-name="P11"/>
      <text:p text:style-name="P11"/>
      <text:list xml:id="list1695611081354236899" text:style-name="L1">
        <text:list-item>
          <text:p text:style-name="P22"><text:span text:style-name="T12">Provide answers for the exercises</text:span><text:span text:style-name="T2">.</text:span></text:p>
        </text:list-item>
        <text:list-item>
          <text:p text:style-name="P23">For each exercise, your answer cannot exceed one sheet of paper. </text:p>
          <text:p text:style-name="P24"/>
        </text:list-item>
      </text:list>
      <text:p text:style-name="P19">1.<text:span text:style-name="T14">1</text:span> <text:span text:style-name="T13">Multiple linear regression</text:span></text:p>
      <text:p text:style-name="P10"/>
      <text:p text:style-name="P12"/>
      <text:p text:style-name="P19">1.<text:span text:style-name="T14">2 </text:span><text:span text:style-name="T8">Polynomial regression</text:span></text:p>
      <text:p text:style-name="P6"/>
      <text:p text:style-name="P11"/>
      <text:p text:style-name="P13"/>
      <text:p text:style-name="P20"><text:span text:style-name="T7">2.</text:span><text:span text:style-name="T9">1</text:span><text:span text:style-name="T7"> </text:span><text:span text:style-name="T9">Binary attribute </text:span><text:span text:style-name="T10">mpg01</text:span><text:span text:style-name="T9"> and its entropy</text:span></text:p>
      <text:p text:style-name="P9"/>
      <text:p text:style-name="P11"/>
      <text:p text:style-name="P11"/>
      <text:p text:style-name="P18">2.<text:span text:style-name="T14">3 Trivial classifier accuracy</text:span></text:p>
      <text:p text:style-name="P6"/>
      <text:p text:style-name="P11"/>
      <text:p text:style-name="P11"/>
      <text:p text:style-name="P18">2.<text:span text:style-name="T14">4</text:span> <text:span text:style-name="T13">Logistic regression – training and test error rate, confusion matrix, Sensitivity, Specificity,</text:span> <text:span text:style-name="T13">interpretation</text:span></text:p>
      <text:p text:style-name="P6"/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<text:span text:style-name="T3">2.</text:span><text:span text:style-name="T6">5</text:span><text:span text:style-name="T5"> </text:span><text:span text:style-name="T6">Logistic regression </text:span><text:span text:style-name="T5"><text:s/></text:span><text:span text:style-name="T4">– </text:span><text:span text:style-name="T6">threshold 0.1 and 0.9, confusion matrix, Precision, Recall, F1-measure, interpretation</text:span></text:p>
      <text:p text:style-name="P7"/>
      <text:p text:style-name="P16"/>
      <text:p text:style-name="P16"/>
      <text:p text:style-name="P27"><text:span text:style-name="T3">2.</text:span><text:span text:style-name="T6">6</text:span><text:span text:style-name="T5"> Decision tree algorithm </text:span><text:span text:style-name="T4">– training and test error rate, </text:span><text:span text:style-name="T11">cp</text:span><text:span text:style-name="T5"> parameter</text:span></text:p>
      <text:p text:style-name="P21"/>
      <text:p text:style-name="P2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bookmark text:name="__DdeLink__234_13535220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3:01:48.775782283</meta:creation-date>
    <dc:date>2019-10-30T16:31:32.218736866</dc:date>
    <meta:editing-duration>PT1H4M28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8" meta:paragraph-count="16" meta:word-count="88" meta:character-count="615" meta:non-whitespace-character-count="539"/>
  </office:meta>
</office:document-meta>
</file>